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4A00000253C4EF629162E8C79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fo:font-size="10.5pt" fo:background-color="#edf7fc" style:font-size-asian="10.5pt" style:font-size-complex="10.5pt"/>
    </style:style>
    <style:style style:name="P3" style:family="paragraph" style:parent-style-name="Standard">
      <style:paragraph-properties fo:text-align="end" style:justify-single-word="false" fo:padding="0in" fo:border="none"/>
    </style:style>
    <style:style style:name="P4" style:family="paragraph" style:parent-style-name="Standard" style:list-style-name="WWNum2">
      <style:paragraph-properties fo:margin-left="0.5in" fo:margin-right="0in" fo:text-indent="-0.25in" style:auto-text-indent="false" fo:padding="0in" fo:border="none"/>
    </style:style>
    <style:style style:name="P5" style:family="paragraph" style:parent-style-name="Standard" style:list-style-name="WWNum1">
      <style:paragraph-properties fo:margin-left="0.5in" fo:margin-right="0in" fo:text-indent="-0.25in" style:auto-text-indent="false" fo:padding="0in" fo:border="none"/>
    </style:style>
    <style:style style:name="P6" style:family="paragraph" style:parent-style-name="Standard" style:list-style-name="WWNum3">
      <style:paragraph-properties fo:margin-left="0.5in" fo:margin-right="0in" fo:text-indent="-0.25in" style:auto-text-indent="false" fo:padding="0in" fo:border="none"/>
    </style:style>
    <style:style style:name="P7" style:family="paragraph" style:parent-style-name="Standard" style:list-style-name="WWNum4">
      <style:paragraph-properties fo:margin-left="0.5in" fo:margin-right="0in" fo:text-indent="-0.25in" style:auto-text-indent="false" fo:padding="0in" fo:border="none"/>
    </style:style>
    <style:style style:name="P8" style:family="paragraph" style:parent-style-name="Standard" style:list-style-name="WWNum5">
      <style:paragraph-properties fo:margin-left="0.5in" fo:margin-right="0in" fo:text-indent="-0.25in" style:auto-text-indent="false" fo:padding="0in" fo:border="none"/>
    </style:style>
    <style:style style:name="P9" style:family="paragraph" style:parent-style-name="Heading_20_2">
      <style:paragraph-properties fo:padding="0in" fo:border="none"/>
    </style:style>
    <style:style style:name="P10" style:family="paragraph" style:parent-style-name="Title">
      <style:paragraph-properties fo:padding="0in" fo:border="none"/>
    </style:style>
    <style:style style:name="P11" style:family="paragraph" style:parent-style-name="Title" style:master-page-name="First_20_Page">
      <style:paragraph-properties style:page-number="auto" fo:padding="0in" fo:border="none"/>
    </style:style>
    <style:style style:name="P12" style:family="paragraph" style:parent-style-name="Subtitle">
      <style:paragraph-properties fo:padding="0in" fo:border="none"/>
    </style:style>
    <style:style style:name="T1" style:family="text">
      <style:text-properties fo:font-size="10.5pt" fo:background-color="#edf7fc" loext:char-shading-value="0" style:font-size-asian="10.5pt" style:font-size-complex="10.5pt"/>
    </style:style>
    <style:style style:name="T2" style:family="text">
      <style:text-properties fo:color="#1155cc" fo:font-size="10.5pt" style:text-underline-style="solid" style:text-underline-width="auto" style:text-underline-color="font-color" fo:background-color="#edf7fc" loext:char-shading-value="0" style:font-size-asian="10.5pt" style:font-size-complex="10.5pt"/>
    </style:style>
    <style:style style:name="T3" style:family="text">
      <style:text-properties fo:color="#666666" fo:font-size="10.5pt" style:font-size-asian="10.5pt" style:font-size-complex="10.5pt" fo:background-color="#ffffff"/>
    </style:style>
    <style:style style:name="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8plk4kjybh41"/><text:soft-page-break/></text:p>
      <text:p text:style-name="P10"><text:bookmark text:name="_m3tlj7mu1vsw"/></text:p>
      <text:p text:style-name="P10"><text:bookmark text:name="_c3gzfetcmfja"/></text:p>
      <text:p text:style-name="P10"><text:bookmark text:name="_scnhsztx3lb5"/></text:p>
      <text:p text:style-name="P10"><text:bookmark text:name="_vjegzxawdjbt"/></text:p>
      <text:p text:style-name="P10"><text:bookmark text:name="_jnnac9su2m7l"/></text:p>
      <text:p text:style-name="P10"><text:bookmark text:name="_qlaztred2zn7"/></text:p>
      <text:p text:style-name="P10"><text:bookmark text:name="_4vxlgqjakut6"/></text:p>
      <text:p text:style-name="P10"><text:bookmark text:name="_eowukxghryrp"/>Parcours Développeur d’applications - Spécialisation PHP / Symfony</text:p>
      <text:p text:style-name="P12"><text:bookmark text:name="_aauhkzguy594"/>Projet #6 - Développez de A à Z le site communautaire SnowTrick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nnexe - Spécifications détaillées</text:p>
      <text:p text:style-name="P1"><text:soft-page-break/></text:p>
      <text:p text:style-name="P1"/>
      <text:p text:style-name="P2"/>
      <text:p text:style-name="P1"><text:span text:style-name="T1">Ce document présente les fonctionnalités présentes dans l’ensemble des pages qui vous est demandé de développer du </text:span><text:a xlink:type="simple" xlink:href="https://openclassrooms.com/projects/developpez-de-a-a-z-le-site-communautaire-snowtricks" text:style-name="ListLabel_20_46" text:visited-style-name="ListLabel_20_46"><text:span text:style-name="T2">projet #6</text:span></text:a><text:span text:style-name="T1"> du </text:span><text:a xlink:type="simple" xlink:href="https://openclassrooms.com/paths/developpeur-se-d-application-php-symfony" text:style-name="ListLabel_20_46" text:visited-style-name="ListLabel_20_46"><text:span text:style-name="T2">parcours Développeur d’applications, spécialisation PHP/Symfony</text:span></text:a><text:span text:style-name="T1">.</text:span></text:p>
      <text:p text:style-name="P9"><text:bookmark text:name="_ov3687assn51"/>Page d’accueil - Liste des figures de snowboard</text:p>
      <text:p text:style-name="P1">La page est accessible par tous les utilisateurs. On y verra la liste des noms de figure. L’utilisateur a la possibilité de cliquer sur le nom d’une figure pour accéder à la page de détail de cette figure.</text:p>
      <text:p text:style-name="P1"/>
      <text:p text:style-name="P1">Si l’utilisateur est connecté, il pourra cliquer sur :</text:p>
      <text:list xml:id="list3542928319" text:style-name="WWNum2">
        <text:list-item>
          <text:p text:style-name="P4">une petit icône en forme de stylo situé juste à côté du nom qui redirigera l’utilisateur vers un formulaire de modification de figure ;</text:p>
        </text:list-item>
        <text:list-item>
          <text:p text:style-name="P4">une corbeille située juste à côté du nom pour supprimer la figure.</text:p>
        </text:list-item>
      </text:list>
      <text:p text:style-name="P9"><text:bookmark text:name="_8rx5nl970n0e"/>Page de création de figure de snowboard</text:p>
      <text:p text:style-name="P1">Le formulaire comportera les champs suivants :</text:p>
      <text:list xml:id="list1839256775" text:style-name="WWNum1">
        <text:list-item>
          <text:p text:style-name="P5">nom ;</text:p>
        </text:list-item>
        <text:list-item>
          <text:p text:style-name="P5">description ;</text:p>
        </text:list-item>
        <text:list-item>
          <text:p text:style-name="P5">groupe de la figure ;</text:p>
        </text:list-item>
        <text:list-item>
          <text:p text:style-name="P5">une ou plusieurs illustration(s) ;</text:p>
        </text:list-item>
        <text:list-item>
          <text:p text:style-name="P5">une ou plusieures vidéo(s).</text:p>
        </text:list-item>
      </text:list>
      <text:p text:style-name="P1"/>
      <text:p text:style-name="P1">Le formulaire n’est accessible que si l’utilisateur est authentifié.</text:p>
      <text:p text:style-name="P1"/>
      <text:p text:style-name="P1">Lorsque l’utilisateur soumet le formulaire, il faut que :</text:p>
      <text:list xml:id="list147050525" text:style-name="WWNum3">
        <text:list-item>
          <text:p text:style-name="P6">cette figure n’existe pas déjà en base de données (contrainte d’unicité sur le nom) ;</text:p>
        </text:list-item>
        <text:list-item>
          <text:p text:style-name="P6">il soit redirigé sur la page listant des figures avec un message flash donnant une indication concernant le bon déroulement de l’enregistrement en base de données ou d’une erreur qui serait survenue.</text:p>
        </text:list-item>
      </text:list>
      <text:p text:style-name="P1"/>
      <text:p text:style-name="P1">Pour les vidéos, l’utilisateur pourra coller une balise embed provenant de la plateforme de son choix (Youtube, Dailymotion…).</text:p>
      <text:p text:style-name="P9"><text:bookmark text:name="_lr5o73qbyzyb"/>Page de modification de figure de snowboard</text:p>
      <text:p text:style-name="P1"><text:soft-page-break/>Les besoins sont les mêmes que pour la création. La seule différence est qu’il faut que les champs soient pré remplis au moment où l’utilisateur arrive sur cette page.</text:p>
      <text:p text:style-name="P9"><text:bookmark text:name="_vn0zbc2c4tb1"/>Page de présentation d’une figure</text:p>
      <text:p text:style-name="P1">Les informations suivantes doivent figurer sur la page :</text:p>
      <text:list xml:id="list1313681840" text:style-name="WWNum4">
        <text:list-item>
          <text:p text:style-name="P7">nom de la figure ;</text:p>
        </text:list-item>
        <text:list-item>
          <text:p text:style-name="P7">sa description ;</text:p>
        </text:list-item>
        <text:list-item>
          <text:p text:style-name="P7">le groupe de la figure ;</text:p>
        </text:list-item>
        <text:list-item>
          <text:p text:style-name="P7">la ou les photos rattachées à la figure ;</text:p>
        </text:list-item>
        <text:list-item>
          <text:p text:style-name="P7">la ou les vidéos rattachées à la figure ;</text:p>
        </text:list-item>
        <text:list-item>
          <text:p text:style-name="P7">l’espace de discussion (plus de détail à la section suivante).</text:p>
        </text:list-item>
      </text:list>
      <text:p text:style-name="P1"/>
      <text:p text:style-name="P1">La manière dont vous souhaitez disposer les informations est laissée à votre imagination. Le but étant que ce soit agréable et facile à consulter pour un utilisateur. Inspirez-vous de ce qui existe. 😉</text:p>
      <text:p text:style-name="P9"><text:bookmark text:name="_jb4dh3vupdps"/>Espace de discussion commun autour d’une figure</text:p>
      <text:p text:style-name="P1">Les utilisateurs qui ne sont pas authentifiés peuvent consulter les discussions de toutes les figures. En revanche, ils ne peuvent pas poster de message.</text:p>
      <text:p text:style-name="P1"/>
      <text:p text:style-name="P1">Pour chaque message, il sera affiché les informations suivantes :</text:p>
      <text:list xml:id="list275348605" text:style-name="WWNum5">
        <text:list-item>
          <text:p text:style-name="P8">le nom complet de l’auteur du message ;</text:p>
        </text:list-item>
        <text:list-item>
          <text:p text:style-name="P8">la photo de l’auteur du message ;</text:p>
        </text:list-item>
        <text:list-item>
          <text:p text:style-name="P8">la date de création du message ;</text:p>
        </text:list-item>
        <text:list-item>
          <text:p text:style-name="P8">le contenu du message.</text:p>
        </text:list-item>
      </text:list>
      <text:p text:style-name="P1"/>
      <text:p text:style-name="P1">Dans cet espace de discussion, on peut voir la liste des messages postés par les membres, du plus récent au plus ancien.</text:p>
      <text:p text:style-name="P1">Ces messages doivent être paginés (10 par pages).</text:p>
      <text:p text:style-name="P1"/>
      <text:p text:style-name="P1">Si l’utilisateur est authentifié, il peut voir un formulaire au dessus de la liste avec un champs “message” qui est obligatoire. L’utilisateur peut poster autant de message qu’il le souhait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fo:font-size="10.5pt" style:text-underline-style="solid" style:text-underline-width="auto" style:text-underline-color="font-color" fo:background-color="#edf7fc"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padding="0in" fo:border="none"/>
    </style:style>
    <style:style style:name="MP2" style:family="paragraph" style:parent-style-name="Standard">
      <style:paragraph-properties fo:padding="0in" fo:border="none"/>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2</text:page-number><draw:frame draw:style-name="Mfr1" draw:name="image1.png" text:anchor-type="char" svg:x="-0.3437in" svg:y="0.052in" svg:width="0.8047in" svg:height="0.578in" draw:z-index="2"><draw:image xlink:href="Pictures/100002010000034A00000253C4EF629162E8C79B.png" xlink:type="simple" xlink:show="embed" xlink:actuate="onLoad" loext:mime-type="image/png"/></draw:frame></text:p>
      </style:footer>
    </style:master-page>
    <style:master-page style:name="First_20_Page" style:display-name="First Page" style:page-layout-name="Mpm2" style:next-style-name="Standard">
      <style:header>
        <text:p text:style-name="MP2"/>
      </style:header>
      <style:footer>
        <text:p text:style-name="MP2"><draw:frame draw:style-name="Mfr1" draw:name="Image1" text:anchor-type="char" svg:x="5.9689in" svg:y="0.052in" svg:width="0.8047in" svg:height="0.578in" draw:z-index="0"><draw:image xlink:href="Pictures/100002010000034A00000253C4EF629162E8C79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43" meta:word-count="527" meta:character-count="3055" meta:non-whitespace-character-count="2590"/>
    <meta:generator>LibreOfficeDev/6.0.5.2$Linux_X86_64 LibreOffice_project/</meta:generator>
  </office:meta>
</office:document-meta>
</file>